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5260.253115" calcext:value-type="float">
            <text:p>5260.253115</text:p>
          </table:table-cell>
          <table:table-cell table:style-name="Default" table:formula="of:=[.H2]/24/365" office:value-type="float" office:value="0.600485515410959" calcext:value-type="float">
            <text:p>0.600485515410959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0:55:58.521273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15T11:39:15.875482709</dc:date>
    <meta:editing-duration>P5DT4H1M43S</meta:editing-duration>
    <meta:editing-cycles>160</meta:editing-cycles>
    <meta:document-statistic meta:table-count="1" meta:cell-count="2106" meta:object-count="0"/>
  </office:meta>
</office:document-meta>
</file>